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159.36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ro12" style:family="table-row">
      <style:table-row-properties style:row-height="57.46pt" fo:break-before="auto" style:use-optimal-row-height="true"/>
    </style:style>
    <style:style style:name="ro13" style:family="table-row">
      <style:table-row-properties style:row-height="19.45pt" fo:break-before="auto" style:use-optimal-row-height="true"/>
    </style:style>
    <style:style style:name="ro14" style:family="table-row">
      <style:table-row-properties style:row-height="35.69pt" fo:break-before="auto" style:use-optimal-row-height="true"/>
    </style:style>
    <style:style style:name="ro15" style:family="table-row">
      <style:table-row-properties style:row-height="258.6pt" fo:break-before="auto" style:use-optimal-row-height="false"/>
    </style:style>
    <style:style style:name="ro16" style:family="table-row">
      <style:table-row-properties style:row-height="69.59pt" fo:break-before="auto" style:use-optimal-row-height="false"/>
    </style:style>
    <style:style style:name="ro17" style:family="table-row">
      <style:table-row-properties style:row-height="134.84pt" fo:break-before="auto" style:use-optimal-row-height="false"/>
    </style:style>
    <style:style style:name="ro18" style:family="table-row">
      <style:table-row-properties style:row-height="92.86pt" fo:break-before="auto" style:use-optimal-row-height="true"/>
    </style:style>
    <style:style style:name="ro19" style:family="table-row">
      <style:table-row-properties style:row-height="167.64pt" fo:break-before="auto" style:use-optimal-row-height="false"/>
    </style:style>
    <style:style style:name="ro20" style:family="table-row">
      <style:table-row-properties style:row-height="157.35pt" fo:break-before="auto" style:use-optimal-row-height="false"/>
    </style:style>
    <style:style style:name="ro21" style:family="table-row">
      <style:table-row-properties style:row-height="202.96pt" fo:break-before="auto" style:use-optimal-row-height="true"/>
    </style:style>
    <style:style style:name="ro22" style:family="table-row">
      <style:table-row-properties style:row-height="71.46pt" fo:break-before="auto" style:use-optimal-row-height="false"/>
    </style:style>
    <style:style style:name="ro23" style:family="table-row">
      <style:table-row-properties style:row-height="68.46pt" fo:break-before="auto" style:use-optimal-row-height="false"/>
    </style:style>
    <style:style style:name="ro24" style:family="table-row">
      <style:table-row-properties style:row-height="79.85pt" fo:break-before="auto" style:use-optimal-row-height="true"/>
    </style:style>
    <style:style style:name="ro25" style:family="table-row">
      <style:table-row-properties style:row-height="160.36pt" fo:break-before="auto" style:use-optimal-row-height="false"/>
    </style:style>
    <style:style style:name="ro26" style:family="table-row">
      <style:table-row-properties style:row-height="115.51pt" fo:break-before="auto" style:use-optimal-row-height="false"/>
    </style:style>
    <style:style style:name="ro27" style:family="table-row">
      <style:table-row-properties style:row-height="107.26pt" fo:break-before="auto" style:use-optimal-row-height="false"/>
    </style:style>
    <style:style style:name="ro28" style:family="table-row">
      <style:table-row-properties style:row-height="102.19pt" fo:break-before="auto" style:use-optimal-row-height="false"/>
    </style:style>
    <style:style style:name="ro29" style:family="table-row">
      <style:table-row-properties style:row-height="102.19pt" fo:break-before="auto" style:use-optimal-row-height="true"/>
    </style:style>
    <style:style style:name="ro30" style:family="table-row">
      <style:table-row-properties style:row-height="88.89pt" fo:break-before="auto" style:use-optimal-row-height="false"/>
    </style:style>
    <style:style style:name="ro31" style:family="table-row">
      <style:table-row-properties style:row-height="133.91pt" fo:break-before="auto" style:use-optimal-row-height="false"/>
    </style:style>
    <style:style style:name="ro32" style:family="table-row">
      <style:table-row-properties style:row-height="108.4pt" fo:break-before="auto" style:use-optimal-row-height="false"/>
    </style:style>
    <style:style style:name="ro33" style:family="table-row">
      <style:table-row-properties style:row-height="216.74pt" fo:break-before="auto" style:use-optimal-row-height="false"/>
    </style:style>
    <style:style style:name="ro34" style:family="table-row">
      <style:table-row-properties style:row-height="141pt" fo:break-before="auto" style:use-optimal-row-height="false"/>
    </style:style>
    <style:style style:name="ro35" style:family="table-row">
      <style:table-row-properties style:row-height="90.96pt" fo:break-before="auto" style:use-optimal-row-height="false"/>
    </style:style>
    <style:style style:name="ro36" style:family="table-row">
      <style:table-row-properties style:row-height="95.1pt" fo:break-before="auto" style:use-optimal-row-height="false"/>
    </style:style>
    <style:style style:name="ro37" style:family="table-row">
      <style:table-row-properties style:row-height="105.19pt" fo:break-before="auto" style:use-optimal-row-height="false"/>
    </style:style>
    <style:style style:name="ro38" style:family="table-row">
      <style:table-row-properties style:row-height="58.34pt" fo:break-before="auto" style:use-optimal-row-height="false"/>
    </style:style>
    <style:style style:name="ro39" style:family="table-row">
      <style:table-row-properties style:row-height="270.11pt" fo:break-before="auto" style:use-optimal-row-height="true"/>
    </style:style>
    <style:style style:name="ro40" style:family="table-row">
      <style:table-row-properties style:row-height="61.34pt" fo:break-before="auto" style:use-optimal-row-height="false"/>
    </style:style>
    <style:style style:name="ro41" style:family="table-row">
      <style:table-row-properties style:row-height="67.35pt" fo:break-before="auto" style:use-optimal-row-height="false"/>
    </style:style>
    <style:style style:name="ro42" style:family="table-row">
      <style:table-row-properties style:row-height="62.45pt" fo:break-before="auto" style:use-optimal-row-height="false"/>
    </style:style>
    <style:style style:name="ro43" style:family="table-row">
      <style:table-row-properties style:row-height="47.11pt" fo:break-before="auto" style:use-optimal-row-height="true"/>
    </style:style>
    <style:style style:name="ro44" style:family="table-row">
      <style:table-row-properties style:row-height="81.41pt" fo:break-before="auto" style:use-optimal-row-height="true"/>
    </style:style>
    <style:style style:name="ro45" style:family="table-row">
      <style:table-row-properties style:row-height="84.7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7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29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0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1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3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top"/>
      <style:paragraph-properties fo:text-align="end"/>
    </style:style>
    <style:style style:name="ce35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37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38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9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erif" style:font-name-asian="Liberation Serif" style:font-name-complex="Liberation Serif"/>
    </style:style>
    <style:style style:name="ce41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2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46" style:family="table-cell" style:parent-style-name="Default" style:data-style-name="N0">
      <style:text-properties fo:color="#ff0000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Helvetica" fo:font-size="10pt" style:font-name-asian="Helvetica" style:font-size-asian="10pt" style:font-size-complex="10pt"/>
    </style:style>
    <style:style style:name="T3" style:family="text">
      <style:text-properties style:font-name="Arial" style:font-name-asian="Arial"/>
    </style:style>
    <style:style style:name="T4" style:family="text">
      <style:text-properties style:font-name="Arial" style:text-underline-style="none" style:text-underline-color="font-color" style:country-asian="none" style:country-complex="none" style:font-name-asian="Lucida Sans Unicode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Nam Tran-Van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1.3" calcext:value-type="float">
            <text:p>1.3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 calcext:value-type="string">
            <text:p>Technology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3" office:value-type="string" calcext:value-type="string">
            <text:p>Creation</text:p>
          </table:table-cell>
          <table:table-cell table:style-name="ce23" office:value-type="string" calcext:value-type="string">
            <text:p>Nam Tran-Van</text:p>
          </table:table-cell>
          <table:table-cell table:style-name="ce27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2" calcext:value-type="float">
            <text:p>0.2</text:p>
          </table:table-cell>
          <table:table-cell table:style-name="ce23" office:value-type="string" calcext:value-type="string">
            <text:p>Update template, add Method and Trainer / Mentor column, delete Status column</text:p>
          </table:table-cell>
          <table:table-cell table:style-name="ce23" office:value-type="string" calcext:value-type="string">
            <text:p>Binh Nguyen-Thanh</text:p>
          </table:table-cell>
          <table:table-cell table:style-name="ce27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3" calcext:value-type="float">
            <text:p>0.3</text:p>
          </table:table-cell>
          <table:table-cell table:style-name="ce23" office:value-type="string" calcext:value-type="string">
            <text:p>Add objectives for each section</text:p>
          </table:table-cell>
          <table:table-cell table:style-name="ce23" office:value-type="string" calcext:value-type="string">
            <text:p>Nam Tran-Van</text:p>
          </table:table-cell>
          <table:table-cell table:style-name="ce27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4" calcext:value-type="float">
            <text:p>0.4</text:p>
          </table:table-cell>
          <table:table-cell table:style-name="ce23" office:value-type="string" calcext:value-type="string">
            <text:p>Update priority, add SVC section</text:p>
          </table:table-cell>
          <table:table-cell table:style-name="ce23" office:value-type="string" calcext:value-type="string">
            <text:p>Nam Tran-Van</text:p>
          </table:table-cell>
          <table:table-cell table:style-name="ce27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21" office:value-type="float" office:value="0.5" calcext:value-type="float">
            <text:p>0.5</text:p>
          </table:table-cell>
          <table:table-cell table:style-name="ce23" office:value-type="string" calcext:value-type="string">
            <text:p>Add RVM section</text:p>
          </table:table-cell>
          <table:table-cell table:style-name="ce23" office:value-type="string" calcext:value-type="string">
            <text:p>Nam Tran-Van</text:p>
          </table:table-cell>
          <table:table-cell table:style-name="ce27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21" office:value-type="float" office:value="0.6" calcext:value-type="float">
            <text:p>0.6</text:p>
          </table:table-cell>
          <table:table-cell table:style-name="ce23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23" office:value-type="string" calcext:value-type="string">
            <text:p>Nhan Nguyen-Minh</text:p>
          </table:table-cell>
          <table:table-cell table:style-name="ce27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7" calcext:value-type="float">
            <text:p>0.7</text:p>
          </table:table-cell>
          <table:table-cell table:style-name="ce23" office:value-type="string" calcext:value-type="string">
            <text:p>Change link of documentations which is out-of-date</text:p>
          </table:table-cell>
          <table:table-cell table:style-name="ce23" office:value-type="string" calcext:value-type="string">
            <text:p>Nhan Nguyen-Minh</text:p>
          </table:table-cell>
          <table:table-cell table:style-name="ce27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8" calcext:value-type="float">
            <text:p>0.8</text:p>
          </table:table-cell>
          <table:table-cell table:style-name="ce23" office:value-type="string" calcext:value-type="string">
            <text:p>Change wrong documentation link</text:p>
          </table:table-cell>
          <table:table-cell table:style-name="ce23" office:value-type="string" calcext:value-type="string">
            <text:p>Nhan Nguyen-Minh</text:p>
          </table:table-cell>
          <table:table-cell table:style-name="ce27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10">
          <table:table-cell table:style-name="ce21" office:value-type="float" office:value="0.9" calcext:value-type="float">
            <text:p>0.9</text:p>
          </table:table-cell>
          <table:table-cell table:style-name="ce23" office:value-type="string" calcext:value-type="string">
            <text:p>Add more documentation link, add more objectives</text:p>
          </table:table-cell>
          <table:table-cell table:style-name="ce23" office:value-type="string" calcext:value-type="string">
            <text:p>Nhan Nguyen-Minh</text:p>
          </table:table-cell>
          <table:table-cell table:style-name="ce27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1">
          <table:table-cell table:style-name="ce21" office:value-type="float" office:value="1" calcext:value-type="float">
            <text:p>1.0</text:p>
          </table:table-cell>
          <table:table-cell table:style-name="ce23" office:value-type="string" calcext:value-type="string">
            <text:p>Update Action View order, update out of date link for “Active Record <text:s/>validator and callback</text:p>
          </table:table-cell>
          <table:table-cell table:style-name="ce23" office:value-type="string" calcext:value-type="string">
            <text:p>Duong Doan-Nguyen</text:p>
          </table:table-cell>
          <table:table-cell table:style-name="ce27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2">
          <table:table-cell table:style-name="ce21" office:value-type="float" office:value="1.1" calcext:value-type="float">
            <text:p>1.1</text:p>
          </table:table-cell>
          <table:table-cell table:style-name="ce23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23" office:value-type="string" calcext:value-type="string">
            <text:p>Duong Doan-Nguyen</text:p>
          </table:table-cell>
          <table:table-cell table:style-name="ce27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10">
          <table:table-cell table:style-name="ce21" office:value-type="float" office:value="1.2" calcext:value-type="float">
            <text:p>1.2</text:p>
          </table:table-cell>
          <table:table-cell table:style-name="ce23" office:value-type="string" calcext:value-type="string">
            <text:p>Update objectives for section 8.2</text:p>
          </table:table-cell>
          <table:table-cell table:style-name="ce23" office:value-type="string" calcext:value-type="string">
            <text:p>Nhan Nguyen-Minh</text:p>
          </table:table-cell>
          <table:table-cell table:style-name="ce27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23" office:value-type="string" calcext:value-type="string">
            <text:p>Update objectives for section 2.1 and 2.4</text:p>
          </table:table-cell>
          <table:table-cell table:style-name="ce23" office:value-type="string" calcext:value-type="string">
            <text:p>Duong Doan-Nguyen</text:p>
          </table:table-cell>
          <table:table-cell table:style-name="ce27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0">
          <table:table-cell office:value-type="float" office:value="1.4" calcext:value-type="float">
            <text:p>1.4</text:p>
          </table:table-cell>
          <table:table-cell table:style-name="ce24" office:value-type="string" calcext:value-type="string">
            <text:p>Update unclear objectives and correct misspellings</text:p>
          </table:table-cell>
          <table:table-cell table:style-name="ce26" office:value-type="string" calcext:value-type="string">
            <text:p>Nam Tran-Van</text:p>
          </table:table-cell>
          <table:table-cell table:style-name="ce27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1">
          <table:table-cell office:value-type="float" office:value="1.5" calcext:value-type="float">
            <text:p>1.5</text:p>
          </table:table-cell>
          <table:table-cell table:style-name="ce25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26" office:value-type="string" calcext:value-type="string">
            <text:p>Nhan Nguyen-Minh</text:p>
          </table:table-cell>
          <table:table-cell table:style-name="ce27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8" table:number-rows-repeated="3">
          <table:table-cell table:style-name="ce22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2" table:default-cell-style-name="ce2"/>
        <table:table-column table:style-name="co8" table:default-cell-style-name="ce2"/>
        <table:table-row table:style-name="ro6">
          <table:table-cell table:style-name="ce28" table:number-columns-repeated="1020"/>
          <table:table-cell table:number-columns-repeated="3"/>
          <table:table-cell table:style-name="ce28"/>
        </table:table-row>
        <table:table-row table:style-name="ro13">
          <table:table-cell table:style-name="ce29" office:value-type="string" calcext:value-type="string">
            <text:p>Training Plan</text:p>
          </table:table-cell>
          <table:table-cell table:style-name="ce28" table:number-columns-repeated="1019"/>
          <table:table-cell table:number-columns-repeated="4"/>
        </table:table-row>
        <table:table-row table:style-name="ro6">
          <table:table-cell table:style-name="ce28" table:number-columns-repeated="7"/>
          <table:table-cell table:style-name="ce38" office:value-type="string" calcext:value-type="string">
            <text:p>Total (hour)</text:p>
          </table:table-cell>
          <table:table-cell table:style-name="ce38" table:formula="of:=SUM([.I5:.I57])" office:value-type="float" office:value="246" calcext:value-type="float">
            <text:p>246</text:p>
          </table:table-cell>
          <table:table-cell table:style-name="ce28" table:number-columns-repeated="1011"/>
          <table:table-cell table:number-columns-repeated="4"/>
        </table:table-row>
        <table:table-row table:style-name="ro14"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Training Contents</text:p>
          </table:table-cell>
          <table:table-cell table:style-name="ce30" office:value-type="string" calcext:value-type="string">
            <text:p>Objectives</text:p>
          </table:table-cell>
          <table:table-cell table:style-name="ce30" office:value-type="string" calcext:value-type="string">
            <text:p>Method</text:p>
          </table:table-cell>
          <table:table-cell table:style-name="ce30" office:value-type="string" calcext:value-type="string">
            <text:p>Trainer / Mentor</text:p>
          </table:table-cell>
          <table:table-cell table:style-name="ce30" office:value-type="string" calcext:value-type="string">
            <text:p>Trainee</text:p>
          </table:table-cell>
          <table:table-cell table:style-name="ce30" office:value-type="string" calcext:value-type="string">
            <text:p>Required?</text:p>
          </table:table-cell>
          <table:table-cell table:style-name="ce39" office:value-type="string" calcext:value-type="string">
            <text:p>Expected Training Period</text:p>
          </table:table-cell>
          <table:table-cell table:style-name="ce39" office:value-type="string" calcext:value-type="string">
            <text:p>Duration (h)</text:p>
          </table:table-cell>
          <table:table-cell table:style-name="ce30" office:value-type="string" calcext:value-type="string">
            <text:p>Reference / Materials</text:p>
          </table:table-cell>
          <table:table-cell table:style-name="ce30" office:value-type="string" calcext:value-type="string">
            <text:p>Notes</text:p>
          </table:table-cell>
          <table:table-cell table:style-name="ce44" table:number-columns-repeated="1012"/>
          <table:table-cell/>
        </table:table-row>
        <table:table-row table:style-name="ro8"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ource version control</text:p>
          </table:table-cell>
          <table:table-cell table:style-name="ce35" table:number-columns-repeated="8"/>
          <table:table-cell table:style-name="ce42"/>
          <table:table-cell table:style-name="ce44" table:number-columns-repeated="1012"/>
          <table:table-cell/>
        </table:table-row>
        <table:table-row table:style-name="ro15">
          <table:table-cell table:style-name="ce32" office:value-type="float" office:value="1.1" calcext:value-type="float">
            <text:p>1.1</text:p>
          </table:table-cell>
          <table:table-cell table:style-name="ce23" office:value-type="string" calcext:value-type="string">
            <text:p>Git</text:p>
          </table:table-cell>
          <table:table-cell table:style-name="ce23" office:value-type="string" calcext:value-type="string">
            <text:p>- What is git, what is it used for</text:p>
            <text:p>- Basic flow to work with git:</text:p>
            <text:p>+ Keep working copy up-to-date, include resolving conflicts</text:p>
            <text:p>+ Commit, push code to remote repository</text:p>
            <text:p/>
            <text:p>- Git branch</text:p>
            <text:p>+ What is it, why use it</text:p>
            <text:p>+ Action with branches: create branch, merge branch, remove branch</text:p>
            <text:p/>
            <text:p>- Git basic command: stash, fetch, pull, merge, rebase, checkout, add, commit, push, status.</text:p>
            <text:p/>
            <text:p>- Git tools: know some tools and its usage, such as: git cola, source tree (OSX/Windows only, Ubuntu isn't official supported and hard to install)</text:p>
            <text:p/>
            <text:p>- Configure multiple SSH identities</text:p>
            <text:p>- Git flow overview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8"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Client-side scripting</text:p>
          </table:table-cell>
          <table:table-cell table:style-name="ce35" table:number-columns-repeated="8"/>
          <table:table-cell table:style-name="ce42"/>
          <table:table-cell table:style-name="ce44" table:number-columns-repeated="1012"/>
          <table:table-cell/>
        </table:table-row>
        <table:table-row table:style-name="ro16">
          <table:table-cell table:style-name="ce32" office:value-type="float" office:value="2.1" calcext:value-type="float">
            <text:p>2.1</text:p>
          </table:table-cell>
          <table:table-cell table:style-name="ce23" office:value-type="string" calcext:value-type="string">
            <text:p>HTML</text:p>
          </table:table-cell>
          <table:table-cell table:style-name="ce23" office:value-type="string" calcext:value-type="string">
            <text:p>Review about:</text:p>
            <text:p>- HTML tags (html/header/script/link/div/img/span/p/format tags/form tags/table/ul/ol/iframe)</text:p>
            <text:p>- HTML attributes (common attributes of above tags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w3schools.com/html/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17">
          <table:table-cell table:style-name="ce32" office:value-type="float" office:value="2.2" calcext:value-type="float">
            <text:p>2.2</text:p>
          </table:table-cell>
          <table:table-cell table:style-name="ce23" office:value-type="string" calcext:value-type="string">
            <text:p>CSS – css quiz</text:p>
          </table:table-cell>
          <table:table-cell table:style-name="ce23" office:value-type="string" calcext:value-type="string">
            <text:p>Review about:</text:p>
            <text:p>- Syntax</text:p>
            <text:p>- ID &amp; class</text:p>
            <text:p>- Methods to use CSS</text:p>
            <text:p>- Style priority</text:p>
            <text:p>- CSS selectors</text:p>
            <text:p>- CSS properties</text:p>
            <text:p>- CSS pseudo element/class (element states, first, last, odd, even, nth-child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w3schools.com/css/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18">
          <table:table-cell table:style-name="ce32" office:value-type="float" office:value="2.3" calcext:value-type="float">
            <text:p>2.3</text:p>
          </table:table-cell>
          <table:table-cell table:style-name="ce23" office:value-type="string" calcext:value-type="string">
            <text:p>JavaScript – javascript quiz</text:p>
          </table:table-cell>
          <table:table-cell table:style-name="ce23" office:value-type="string" calcext:value-type="string">
            <text:p>Review about:</text:p>
            <text:p>- Methods to use JS</text:p>
            <text:p>- Syntax</text:p>
            <text:p>- Structure control</text:p>
            <text:p>- Loop</text:p>
            <text:p>- Data types (Numbers, Object, String, Array, Date …)</text:p>
            <text:p>- Object scope (this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www.w3schools.com/js/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19">
          <table:table-cell table:style-name="ce32" office:value-type="float" office:value="2.4" calcext:value-type="float">
            <text:p>2.4</text:p>
          </table:table-cell>
          <table:table-cell table:style-name="ce23" office:value-type="string" calcext:value-type="string">
            <text:p>Bootstrap</text:p>
          </table:table-cell>
          <table:table-cell table:style-name="ce23" office:value-type="string" calcext:value-type="string">
            <text:p><text:span text:style-name="T1">- What is it and why use it</text:span></text:p>
            <text:p><text:span text:style-name="T1">- Grid system</text:span></text:p>
            <text:p><text:span text:style-name="T1">- Predefined classes in Typography</text:span></text:p>
            <text:p><text:span text:style-name="T1">- Table, form, button, image styles and classes</text:span></text:p>
            <text:p><text:span text:style-name="T1">- Responsive utilities</text:span></text:p>
            <text:p><text:span text:style-name="T2">- Predefined helper classes </text:span></text:p>
            <text:p><text:span text:style-name="T2">  + Text alignment, transformation, color</text:span></text:p>
            <text:p><text:span text:style-name="T2">  + Float, clear</text:span></text:p>
            <text:p><text:span text:style-name="T2">  + center-block</text:span></text:p>
            <text:p><text:span text:style-name="T2">  + Show/Hide </text:span></text:p>
            <text:p><text:span text:style-name="T2">- Bootstrap components </text:span></text:p>
            <text:p><text:span text:style-name="T2">  + glyphicon</text:span></text:p>
            <text:p><text:span text:style-name="T2">  + dropdowns</text:span></text:p>
            <text:p><text:span text:style-name="T2">  + button dropdowns</text:span></text:p>
            <text:p><text:span text:style-name="T2">  + navbar</text:span></text:p>
            <text:p><text:span text:style-name="T2">  + pagination</text:span></text:p>
            <text:p><text:span text:style-name="T2">  + alerts</text:span></text:p>
            <text:p><text:span text:style-name="T2">  + progress bar</text:span></text:p>
            <text:p><text:span text:style-name="T2">  + well</text:span></text:p>
            <text:p/>
            <text:p><text:span text:style-name="T2">- Javascript components </text:span></text:p>
            <text:p><text:span text:style-name="T2">  + modal</text:span></text:p>
            <text:p><text:span text:style-name="T2">  + dropdown</text:span></text:p>
            <text:p><text:span text:style-name="T2">  + tooltip</text:span></text:p>
            <text:p><text:span text:style-name="T2">  + popover</text:span></text:p>
            <text:p><text:span text:style-name="T2">  + alert</text:span></text:p>
            <text:p><text:span text:style-name="T2">  + collapse</text:span></text:p>
            <text:p><text:span text:style-name="T1">- Bootstrap datepicker</text:span>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40" office:value-type="string" calcext:value-type="string">
            <text:p><text:a xlink:href="http://getbootstrap.com/" xlink:type="simple">http://getbootstrap.com</text:a>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20">
          <table:table-cell table:style-name="ce32" office:value-type="float" office:value="2.5" calcext:value-type="float">
            <text:p>2.5</text:p>
          </table:table-cell>
          <table:table-cell table:style-name="ce23" office:value-type="string" calcext:value-type="string">
            <text:p>Foundation</text:p>
          </table:table-cell>
          <table:table-cell table:style-name="ce23" office:value-type="string" calcext:value-type="string">
            <text:p>- What is it and why use it</text:p>
            <text:p>- Setup</text:p>
            <text:p>- Grid system</text:p>
            <text:p>- Predefined classes in Typography</text:p>
            <text:p>- Table, form, button styles and classes</text:p>
            <text:p>- Predefined helper classes</text:p>
            <text:p>- Responsive utilities</text:p>
            <text:p>- Foundation components</text:p>
            <text:p>- Callouts &amp; prompt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://learn.jquery.com/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21">
          <table:table-cell table:style-name="ce32" office:value-type="float" office:value="2.6" calcext:value-type="float">
            <text:p>2.6</text:p>
          </table:table-cell>
          <table:table-cell table:style-name="ce23" office:value-type="string" calcext:value-type="string">
            <text:p>Jquery</text:p>
          </table:table-cell>
          <table:table-cell table:style-name="ce23" office:value-type="string" calcext:value-type="string">
            <text:p>- What is it and why use it</text:p>
            <text:p>- Selectors</text:p>
            <text:p>- Filters</text:p>
            <text:p>- DOM Manipulation Methods</text:p>
            <text:p>- Methods</text:p>
            <text:p>  + each, map, filter, merge</text:p>
            <text:p>  + data, attr</text:p>
            <text:p>- Events</text:p>
            <text:p>  + on, off, bind, unbind, delegate</text:p>
            <text:p>  + mouse, keyboard events</text:p>
            <text:p>- Effects</text:p>
            <text:p>- Ajax</text:p>
            <text:p>  + What for?</text:p>
            <text:p>  + Callbacks</text:p>
            <text:p>  + Ajax Setup</text:p>
            <text:p>  + Options: URL, data, method, dataType, async</text:p>
            <text:p>- Jquery validate plugi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://api.jquery.com/</text:p>
            <text:p>http://learn.jquery.com/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8"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Toolbox</text:p>
          </table:table-cell>
          <table:table-cell table:style-name="ce35" table:number-columns-repeated="8"/>
          <table:table-cell table:style-name="ce42"/>
          <table:table-cell table:style-name="ce44" table:number-columns-repeated="1012"/>
          <table:table-cell/>
        </table:table-row>
        <table:table-row table:style-name="ro22">
          <table:table-cell table:style-name="ce32" office:value-type="float" office:value="3.1" calcext:value-type="float">
            <text:p>3.1</text:p>
          </table:table-cell>
          <table:table-cell table:style-name="ce23" office:value-type="string" calcext:value-type="string">
            <text:p>ruby</text:p>
          </table:table-cell>
          <table:table-cell table:style-name="ce23" office:value-type="string" calcext:value-type="string">
            <text:p>- What are ruby's characteristics?</text:p>
            <text:p>- IRB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ttp://www.ruby-lang.org/en/documentation/ruby-from-other-languages/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23">
          <table:table-cell table:style-name="ce32" office:value-type="float" office:value="3.2" calcext:value-type="float">
            <text:p>3.2</text:p>
          </table:table-cell>
          <table:table-cell table:style-name="ce23" office:value-type="string" calcext:value-type="string">
            <text:p>rubygem</text:p>
          </table:table-cell>
          <table:table-cell table:style-name="ce23" office:value-type="string" calcext:value-type="string">
            <text:p>- What is rubygem</text:p>
            <text:p>- How to manage gems and use a gem</text:p>
            <text:p>  + Install/Remove gems</text:p>
            <text:p>  + Bundler</text:p>
            <text:p>  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http://www.ruby-lang.org/en/libraries/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8"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Ruby Programming Language</text:p>
          </table:table-cell>
          <table:table-cell table:style-name="ce35" table:number-columns-repeated="8"/>
          <table:table-cell table:style-name="ce42"/>
          <table:table-cell table:style-name="ce44" table:number-columns-repeated="1012"/>
          <table:table-cell/>
        </table:table-row>
        <table:table-row table:style-name="ro24">
          <table:table-cell table:style-name="ce32" office:value-type="float" office:value="4.1" calcext:value-type="float">
            <text:p>4.1</text:p>
          </table:table-cell>
          <table:table-cell table:style-name="ce23" office:value-type="string" calcext:value-type="string">
            <text:p>Install Ruby</text:p>
          </table:table-cell>
          <table:table-cell table:style-name="ce23" office:value-type="string" calcext:value-type="string">
            <text:p>- Install rubies with RVM</text:p>
            <text:p>- Use multiple ruby versions in a machine with RVM</text:p>
            <text:p>- What is gem set and how to use</text:p>
            <text:p>- Automatically change ruby version, gem set when cd-ing to a directory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s://rvm.io/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25">
          <table:table-cell table:style-name="ce32" office:value-type="float" office:value="4.2" calcext:value-type="float">
            <text:p>4.2</text:p>
          </table:table-cell>
          <table:table-cell table:style-name="ce23" office:value-type="string" calcext:value-type="string">
            <text:p>Ruby basics</text:p>
          </table:table-cell>
          <table:table-cell table:style-name="ce23" office:value-type="string" calcext:value-type="string">
            <text:p>- Syntax</text:p>
            <text:p>- Class</text:p>
            <text:p>- Method</text:p>
            <text:p>- Data types (String, Date/Time, Array, Hash)</text:p>
            <text:p>- Variables (how many type?, how to define? …)</text:p>
            <text:p>- Operators</text:p>
            <text:p>- Structure control</text:p>
            <text:p>- Loop</text:p>
            <text:p>- Exception management</text:p>
            <text:p>- Object oriented</text:p>
            <text:p>- Modul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tutorialspoint.com/ruby/index.htm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26">
          <table:table-cell table:style-name="ce32" office:value-type="float" office:value="4.3" calcext:value-type="float">
            <text:p>4.3</text:p>
          </table:table-cell>
          <table:table-cell table:style-name="ce23" office:value-type="string" calcext:value-type="string">
            <text:p>Ruby advanced</text:p>
          </table:table-cell>
          <table:table-cell table:style-name="ce23" office:value-type="string" calcext:value-type="string">
            <text:p>- Regular expression</text:p>
            <text:p>- Block</text:p>
            <text:p>- File and I/O operation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www.tutorialspoint.com/ruby/index.htm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8">
          <table:table-cell table:style-name="ce31" office:value-type="float" office:value="5" calcext:value-type="float">
            <text:p>5</text:p>
          </table:table-cell>
          <table:table-cell table:style-name="ce35" office:value-type="string" calcext:value-type="string">
            <text:p>Getting Started with Rails</text:p>
          </table:table-cell>
          <table:table-cell table:style-name="ce35" table:number-columns-repeated="8"/>
          <table:table-cell table:style-name="ce42"/>
          <table:table-cell table:style-name="ce44" table:number-columns-repeated="1012"/>
          <table:table-cell/>
        </table:table-row>
        <table:table-row table:style-name="ro27">
          <table:table-cell table:style-name="ce32" office:value-type="float" office:value="5.1" calcext:value-type="float">
            <text:p>5.1</text:p>
          </table:table-cell>
          <table:table-cell table:style-name="ce23" office:value-type="string" calcext:value-type="string">
            <text:p>Getting Started with Rails</text:p>
          </table:table-cell>
          <table:table-cell table:style-name="ce23" office:value-type="string" calcext:value-type="string">
            <text:p>Give an overview about Rails</text:p>
            <text:p>- Create new RAILS application</text:p>
            <text:p>- How to start it</text:p>
            <text:p>- MVC in Rails</text:p>
            <text:p>- Directory structure</text:p>
            <text:p>- Basic configuration: database, environment</text:p>
          </table:table-cell>
          <table:table-cell table:style-name="ce23" office:value-type="string" calcext:value-type="string">
            <text:p>Self-training and Mentoring</text:p>
          </table:table-cell>
          <table:table-cell table:number-columns-repeated="2"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getting_started.html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8">
          <table:table-cell table:style-name="ce31" office:value-type="float" office:value="6" calcext:value-type="float">
            <text:p>6</text:p>
          </table:table-cell>
          <table:table-cell table:style-name="ce35" office:value-type="string" calcext:value-type="string">
            <text:p>Model</text:p>
          </table:table-cell>
          <table:table-cell table:style-name="ce35" table:number-columns-repeated="3"/>
          <table:table-cell table:style-name="ce37"/>
          <table:table-cell table:style-name="ce35" table:number-columns-repeated="4"/>
          <table:table-cell table:style-name="ce42"/>
          <table:table-cell table:style-name="ce44" table:number-columns-repeated="1012"/>
          <table:table-cell/>
        </table:table-row>
        <table:table-row table:style-name="ro28">
          <table:table-cell table:style-name="ce32" office:value-type="float" office:value="6.1" calcext:value-type="float">
            <text:p>6.1</text:p>
          </table:table-cell>
          <table:table-cell table:style-name="ce23" office:value-type="string" calcext:value-type="string">
            <text:p>Rails Database Migrations</text:p>
          </table:table-cell>
          <table:table-cell table:style-name="ce23" office:value-type="string" calcext:value-type="string">
            <text:p>- What is it, what is it for</text:p>
            <text:p>- Create migration (change, up, down...)</text:p>
            <text:p>- Run migration</text:p>
            <text:p>- Rollback migration</text:p>
            <text:p>- Rule to update/delete migratio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migrations.html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29">
          <table:table-cell table:style-name="ce32" office:value-type="float" office:value="6.2" calcext:value-type="float">
            <text:p>6.2</text:p>
          </table:table-cell>
          <table:table-cell table:style-name="ce23" office:value-type="string" calcext:value-type="string">
            <text:p>Active Record Associations</text:p>
          </table:table-cell>
          <table:table-cell table:style-name="ce23" office:value-type="string" calcext:value-type="string">
            <text:p>- Relation types</text:p>
            <text:p>- Create relations by conventions</text:p>
            <text:p>- Create relations when table name, field name don't follow conventions</text:p>
            <text:p>- Create relations with condition (where, order, etc...)</text:p>
            <text:p>- Association benefit (IMPORTANT)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ssociation_basics.html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30">
          <table:table-cell table:style-name="ce32" office:value-type="float" office:value="6.3" calcext:value-type="float">
            <text:p>6.3</text:p>
          </table:table-cell>
          <table:table-cell table:style-name="ce23" office:value-type="string" calcext:value-type="string">
            <text:p>Active Record Query Interface</text:p>
          </table:table-cell>
          <table:table-cell table:style-name="ce23" office:value-type="string" calcext:value-type="string">
            <text:p>- Retrieve object</text:p>
            <text:p>- Retrieve multiple objects</text:p>
            <text:p>- Conditions</text:p>
            <text:p>- Use raw SQL safely</text:p>
            <text:p>- Named scope</text:p>
            <text:p>- Note: ActiveRecord::Relation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31">
          <table:table-cell table:style-name="ce32" office:value-type="float" office:value="6.4" calcext:value-type="float">
            <text:p>6.4</text:p>
          </table:table-cell>
          <table:table-cell table:style-name="ce23" office:value-type="string" calcext:value-type="string">
            <text:p>Active Record Validations and Callbacks</text:p>
          </table:table-cell>
          <table:table-cell table:style-name="ce23" office:value-type="string" calcext:value-type="string">
            <text:p>- Use predefined validations</text:p>
            <text:p>- Validate with “if” or “unless”</text:p>
            <text:p>- Custom validation</text:p>
            <text:p>- Lits of callbacks, when are they called</text:p>
            <text:p>- Order of callbacks</text:p>
            <text:p>- When callbacks cause Transaction Rollback or cancelled?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ctive_record_validations.html</text:p>
            <text:p>http://guides.rubyonrails.org/active_record_callbacks.html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8">
          <table:table-cell table:style-name="ce31" office:value-type="float" office:value="7" calcext:value-type="float">
            <text:p>7</text:p>
          </table:table-cell>
          <table:table-cell table:style-name="ce35" office:value-type="string" calcext:value-type="string">
            <text:p>Action Pack</text:p>
          </table:table-cell>
          <table:table-cell table:style-name="ce35" table:number-columns-repeated="3"/>
          <table:table-cell table:style-name="ce37"/>
          <table:table-cell table:style-name="ce35" table:number-columns-repeated="4"/>
          <table:table-cell table:style-name="ce42"/>
          <table:table-cell table:style-name="ce44" table:number-columns-repeated="1012"/>
          <table:table-cell/>
        </table:table-row>
        <table:table-row table:style-name="ro32">
          <table:table-cell table:style-name="ce32" office:value-type="float" office:value="7.1" calcext:value-type="float">
            <text:p>7.1</text:p>
          </table:table-cell>
          <table:table-cell table:style-name="ce23" office:value-type="string" calcext:value-type="string">
            <text:p>Rails Routing from the Outside In (RESTful architecture)</text:p>
          </table:table-cell>
          <table:table-cell table:style-name="ce23" office:value-type="string" calcext:value-type="string">
            <text:p>- What is it, what is it for</text:p>
            <text:p>- Define resource with resourceful</text:p>
            <text:p>- Non-resourceful actions</text:p>
            <text:p>- Nested resources</text:p>
            <text:p>- Namespace</text:p>
            <text:p>- Root, root of namespac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routing.html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33">
          <table:table-cell table:style-name="ce32" office:value-type="float" office:value="7.2" calcext:value-type="float">
            <text:p>7.2</text:p>
          </table:table-cell>
          <table:table-cell table:style-name="ce23" office:value-type="string" calcext:value-type="string">
            <text:p>Action Controller Overview</text:p>
          </table:table-cell>
          <table:table-cell table:style-name="ce23" office:value-type="string" calcext:value-type="string">
            <text:p>- Define controller with naming convention</text:p>
            <text:p>- Difference between Action and Method</text:p>
            <text:p>- Follow RESTful to build controller actions</text:p>
            <text:p>- HTTP Verbs</text:p>
            <text:p>- Get parameters</text:p>
            <text:p>- Sessions, cookies</text:p>
            <text:p>- Flash</text:p>
            <text:p>- Filter</text:p>
            <text:p><text:span text:style-name="T3">- Layout and rendering</text:span></text:p>
            <text:p>- Specify Layout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34">
          <table:table-cell table:style-name="ce32" office:value-type="float" office:value="7.3" calcext:value-type="float">
            <text:p>7.3</text:p>
          </table:table-cell>
          <table:table-cell table:style-name="ce23" office:value-type="string" calcext:value-type="string">
            <text:p>Action View</text:p>
          </table:table-cell>
          <table:table-cell table:style-name="ce23" office:value-type="string" calcext:value-type="string">
            <text:p>- Create views for actions</text:p>
            <text:p>- Partial</text:p>
            <text:p>- Form helpers</text:p>
            <text:p>- Action view helpers: number, currency, text...</text:p>
            <text:p>- Other formats beside HTML</text:p>
            <text:p>- HAML and SLIM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26">
          <table:table-cell table:style-name="ce32" office:value-type="float" office:value="7.4" calcext:value-type="float">
            <text:p>7.4</text:p>
          </table:table-cell>
          <table:table-cell table:style-name="ce23" office:value-type="string" calcext:value-type="string">
            <text:p>Rails Internationalization API</text:p>
          </table:table-cell>
          <table:table-cell table:style-name="ce23" office:value-type="string" calcext:value-type="string">
            <text:p>- Why use it</text:p>
            <text:p>- How to use: normal translation, translation with parameters, lazy lookup</text:p>
            <text:p>- Set default language, change languag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i18n.html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35">
          <table:table-cell table:style-name="ce32" office:value-type="float" office:value="7.5" calcext:value-type="float">
            <text:p>7.5</text:p>
          </table:table-cell>
          <table:table-cell table:style-name="ce23" office:value-type="string" calcext:value-type="string">
            <text:p>Rails Internationalization in JS</text:p>
          </table:table-cell>
          <table:table-cell table:style-name="ce23" office:value-type="string" calcext:value-type="string">
            <text:p>- Why use it</text:p>
            <text:p>- How to use: normal translation, translation with parameters</text:p>
            <text:p>- Set default language, change languag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s://github.com/fnando/i18n-js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36">
          <table:table-cell table:style-name="ce32" office:value-type="float" office:value="7.6" calcext:value-type="float">
            <text:p>7.6</text:p>
          </table:table-cell>
          <table:table-cell table:style-name="ce23" office:value-type="string" calcext:value-type="string">
            <text:p>Action Mailer Basics</text:p>
          </table:table-cell>
          <table:table-cell table:style-name="ce23" office:value-type="string" calcext:value-type="string">
            <text:p>- Configure to send emails in Rails</text:p>
            <text:p>- Send email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action_mailer_basics.html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37">
          <table:table-cell table:style-name="ce32" office:value-type="float" office:value="7.7" calcext:value-type="float">
            <text:p>7.7</text:p>
          </table:table-cell>
          <table:table-cell table:style-name="ce23" office:value-type="string" calcext:value-type="string">
            <text:p>Debugging Rails Applications</text:p>
          </table:table-cell>
          <table:table-cell table:style-name="ce23" office:value-type="string" calcext:value-type="string">
            <text:p>- Debug helpers</text:p>
            <text:p>- Log level</text:p>
            <text:p>- Logger with log level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debugging_rails_applications.html</text:p>
          </table:table-cell>
          <table:table-cell table:style-name="ce23"/>
          <table:table-cell table:style-name="ce45" table:number-columns-repeated="1012"/>
          <table:table-cell table:style-name="ce46"/>
        </table:table-row>
        <table:table-row table:style-name="ro8">
          <table:table-cell table:style-name="ce31" office:value-type="float" office:value="8" calcext:value-type="float">
            <text:p>8</text:p>
          </table:table-cell>
          <table:table-cell table:style-name="ce35" office:value-type="string" calcext:value-type="string">
            <text:p>Unit Testing</text:p>
          </table:table-cell>
          <table:table-cell table:style-name="ce35" table:number-columns-repeated="8"/>
          <table:table-cell table:style-name="ce42"/>
          <table:table-cell table:style-name="ce44" table:number-columns-repeated="1012"/>
          <table:table-cell/>
        </table:table-row>
        <table:table-row table:style-name="ro38">
          <table:table-cell table:style-name="ce32" office:value-type="float" office:value="8.1" calcext:value-type="float">
            <text:p>8.1</text:p>
          </table:table-cell>
          <table:table-cell table:style-name="ce23" office:value-type="string" calcext:value-type="string">
            <text:p>Unit Testing</text:p>
          </table:table-cell>
          <table:table-cell table:style-name="ce23" office:value-type="string" calcext:value-type="string">
            <text:p>- What is unit test</text:p>
            <text:p>- Benefits of writing unit test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43"/>
          <table:table-cell table:style-name="ce45" table:number-columns-repeated="1012"/>
          <table:table-cell table:style-name="ce46"/>
        </table:table-row>
        <table:table-row table:style-name="ro39">
          <table:table-cell table:style-name="ce32" office:value-type="float" office:value="8.2" calcext:value-type="float">
            <text:p>8.2</text:p>
          </table:table-cell>
          <table:table-cell table:style-name="ce23" office:value-type="string" calcext:value-type="string">
            <text:p>Unit Testing with Rspec</text:p>
          </table:table-cell>
          <table:table-cell table:style-name="ce23" office:value-type="string" calcext:value-type="string">
            <text:p>- What is rspec?</text:p>
            <text:p>- Basic structure of spec directory</text:p>
            <text:p>- What is an expectation in rspec test?</text:p>
            <text:p>- Matchers: understand how to use a matcher and practice with some built-in matchers in the document:</text:p>
            <text:p>+ .to be</text:p>
            <text:p>+ .to equal</text:p>
            <text:p>+ .to match</text:p>
            <text:p>+ .to be_truthy</text:p>
            <text:p>+ .to be_falsy</text:p>
            <text:p>+ .to be_nil</text:p>
            <text:p>+ .to_not ...</text:p>
            <text:p>+ .to be_xxx</text:p>
            <text:p>+ .to include</text:p>
            <text:p>+ .to start_with</text:p>
            <text:p>+ .to end_with</text:p>
            <text:p>+ .to match_array</text:p>
            <text:p>+ .or</text:p>
            <text:p>+ .to change</text:p>
            <text:p/>
            <text:p>- Run test: all files, specific file, specific test exampl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41" office:value-type="string" calcext:value-type="string">
            <text:p><text:span text:style-name="T4"><text:a xlink:href="http://rspec.info/" xlink:type="simple">http://rspec.info/</text:a></text:span></text:p>
            <text:p><text:a xlink:href="http://rspec.info/documentation/3.4/rspec-expectations/" xlink:type="simple">http://rspec.info/documentation/3.4/rspec-expectations/</text:a></text:p>
          </table:table-cell>
          <table:table-cell table:style-name="ce43"/>
          <table:table-cell table:style-name="ce45" table:number-columns-repeated="1012"/>
          <table:table-cell table:style-name="ce46"/>
        </table:table-row>
        <table:table-row table:style-name="ro8">
          <table:table-cell table:style-name="ce31" office:value-type="float" office:value="9" calcext:value-type="float">
            <text:p>9</text:p>
          </table:table-cell>
          <table:table-cell table:style-name="ce35" office:value-type="string" calcext:value-type="string">
            <text:p>Using Some Popular Rails Gems</text:p>
          </table:table-cell>
          <table:table-cell table:style-name="ce35" table:number-columns-repeated="8"/>
          <table:table-cell table:style-name="ce42"/>
          <table:table-cell table:style-name="ce44" table:number-columns-repeated="1012"/>
          <table:table-cell/>
        </table:table-row>
        <table:table-row table:style-name="ro40">
          <table:table-cell table:style-name="ce32" office:value-type="float" office:value="9.1" calcext:value-type="float">
            <text:p>9.1</text:p>
          </table:table-cell>
          <table:table-cell table:style-name="ce23" office:value-type="string" calcext:value-type="string">
            <text:p>Delayed_job</text:p>
          </table:table-cell>
          <table:table-cell table:style-name="ce23" office:value-type="string" calcext:value-type="string">
            <text:p>- What is it, why use it, when use it</text:p>
            <text:p>- Can execute a function in background, such as sending email.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ithub.com/collectiveidea/delayed_job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41">
          <table:table-cell table:style-name="ce32" office:value-type="float" office:value="9.2" calcext:value-type="float">
            <text:p>9.2</text:p>
          </table:table-cell>
          <table:table-cell table:style-name="ce23" office:value-type="string" calcext:value-type="string">
            <text:p>Devise</text:p>
          </table:table-cell>
          <table:table-cell table:style-name="ce23" office:value-type="string" calcext:value-type="string">
            <text:p>- What is it used for, how to use it</text:p>
            <text:p>- Integrate with delayed job to send emails async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https://github.com/plataformatec/devise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42">
          <table:table-cell table:style-name="ce32" office:value-type="float" office:value="9.2" calcext:value-type="float">
            <text:p>9.2</text:p>
          </table:table-cell>
          <table:table-cell table:style-name="ce23" office:value-type="string" calcext:value-type="string">
            <text:p>Kaminari</text:p>
          </table:table-cell>
          <table:table-cell table:style-name="ce23" office:value-type="string" calcext:value-type="string">
            <text:p>- Use kaminari to do pagination query</text:p>
            <text:p>- Use kaminari to display pagination bar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https://github.com/amatsuda/kaminari/wiki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40">
          <table:table-cell table:style-name="ce32" office:value-type="float" office:value="9.3" calcext:value-type="float">
            <text:p>9.3</text:p>
          </table:table-cell>
          <table:table-cell table:style-name="ce23" office:value-type="string" calcext:value-type="string">
            <text:p>Paperclip</text:p>
          </table:table-cell>
          <table:table-cell table:style-name="ce23" office:value-type="string" calcext:value-type="string">
            <text:p>- What is it used for, how to use it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<text:a xlink:href="https://github.com/thoughtbot/paperclip" xlink:type="simple">https://github.com/thoughtbot/paperclip</text:a>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8">
          <table:table-cell table:style-name="ce31" office:value-type="float" office:value="10" calcext:value-type="float">
            <text:p>10</text:p>
          </table:table-cell>
          <table:table-cell table:style-name="ce35" office:value-type="string" calcext:value-type="string">
            <text:p>Deployment</text:p>
          </table:table-cell>
          <table:table-cell table:style-name="ce35" table:number-columns-repeated="8"/>
          <table:table-cell table:style-name="ce42"/>
          <table:table-cell table:style-name="ce44" table:number-columns-repeated="1012"/>
          <table:table-cell/>
        </table:table-row>
        <table:table-row table:style-name="ro43">
          <table:table-cell table:style-name="ce32" office:value-type="float" office:value="10.1" calcext:value-type="float">
            <text:p>10.1</text:p>
          </table:table-cell>
          <table:table-cell table:style-name="ce23" office:value-type="string" calcext:value-type="string">
            <text:p>Deployment to Heroku</text:p>
          </table:table-cell>
          <table:table-cell table:style-name="ce23" office:value-type="string" calcext:value-type="string">
            <text:p>- How heroku work</text:p>
            <text:p>- Deploy to Heroku</text:p>
            <text:p>- Run some command in heroku: rails console, rake route, …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43"/>
          <table:table-cell table:style-name="ce45" table:number-columns-repeated="1012"/>
          <table:table-cell table:style-name="ce46"/>
        </table:table-row>
        <table:table-row table:style-name="ro44">
          <table:table-cell table:style-name="ce32" office:value-type="float" office:value="10.2" calcext:value-type="float">
            <text:p>10.2</text:p>
          </table:table-cell>
          <table:table-cell table:style-name="ce23" office:value-type="string" calcext:value-type="string">
            <text:p>Full deployment control with Capistrano</text:p>
          </table:table-cell>
          <table:table-cell table:style-name="ce23" office:value-type="string" calcext:value-type="string">
            <text:p>- What is it and what is it for</text:p>
            <text:p>- Installation</text:p>
            <text:p>- Predefined tasks</text:p>
            <text:p>- Task definition</text:p>
            <text:p>- Run task</text:p>
            <text:p>- Callbacks</text:p>
            <text:p>- Automate an deployment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<text:a xlink:href="http://www.capistranorb.com/" xlink:type="simple">http://www.capistranorb.com/</text:a></text:p>
          </table:table-cell>
          <table:table-cell table:style-name="ce43"/>
          <table:table-cell table:style-name="ce45" table:number-columns-repeated="1012"/>
          <table:table-cell table:style-name="ce46"/>
        </table:table-row>
        <table:table-row table:style-name="ro45">
          <table:table-cell table:style-name="ce32" office:value-type="float" office:value="10.3" calcext:value-type="float">
            <text:p>10.3</text:p>
          </table:table-cell>
          <table:table-cell table:style-name="ce23" office:value-type="string" calcext:value-type="string">
            <text:p>RVM, Apache and Phusion Passenger</text:p>
          </table:table-cell>
          <table:table-cell table:style-name="ce23" office:value-type="string" calcext:value-type="string">
            <text:p>- What are they</text:p>
            <text:p>- Install</text:p>
            <text:p>- Configure vhosts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s://www.phusionpassenger.com/</text:p>
            <text:p>http://rvm.io/integration/passenger</text:p>
          </table:table-cell>
          <table:table-cell table:style-name="ce43"/>
          <table:table-cell table:style-name="ce45" table:number-columns-repeated="1012"/>
          <table:table-cell table:style-name="ce46"/>
        </table:table-row>
        <table:table-row table:style-name="ro8">
          <table:table-cell table:style-name="ce31" office:value-type="float" office:value="11" calcext:value-type="float">
            <text:p>11</text:p>
          </table:table-cell>
          <table:table-cell table:style-name="ce35" office:value-type="string" calcext:value-type="string">
            <text:p>Others</text:p>
          </table:table-cell>
          <table:table-cell table:style-name="ce35" table:number-columns-repeated="8"/>
          <table:table-cell table:style-name="ce42"/>
          <table:table-cell table:style-name="ce44" table:number-columns-repeated="1012"/>
          <table:table-cell/>
        </table:table-row>
        <table:table-row table:style-name="ro14">
          <table:table-cell table:style-name="ce32" office:value-type="float" office:value="11.1" calcext:value-type="float">
            <text:p>11.1</text:p>
          </table:table-cell>
          <table:table-cell table:style-name="ce23" office:value-type="string" calcext:value-type="string">
            <text:p>Securing Rails Applications</text:p>
          </table:table-cell>
          <table:table-cell table:style-name="ce36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security.html</text:p>
          </table:table-cell>
          <table:table-cell table:style-name="ce43"/>
          <table:table-cell table:style-name="ce45" table:number-columns-repeated="1012"/>
          <table:table-cell table:style-name="ce46"/>
        </table:table-row>
        <table:table-row table:style-name="ro14">
          <table:table-cell table:style-name="ce32" office:value-type="float" office:value="11.2" calcext:value-type="float">
            <text:p>11.2</text:p>
          </table:table-cell>
          <table:table-cell table:style-name="ce23" office:value-type="string" calcext:value-type="string">
            <text:p>Configuring Rails Applications</text:p>
          </table:table-cell>
          <table:covered-table-cell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configuring.html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14">
          <table:table-cell table:style-name="ce32" office:value-type="float" office:value="11.3" calcext:value-type="float">
            <text:p>11.3</text:p>
          </table:table-cell>
          <table:table-cell table:style-name="ce23" office:value-type="string" calcext:value-type="string">
            <text:p>Rails Command Line Tools and Rake tasks</text:p>
          </table:table-cell>
          <table:covered-table-cell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http://guides.rubyonrails.org/command_line.html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14">
          <table:table-cell table:style-name="ce32" office:value-type="float" office:value="11.4" calcext:value-type="float">
            <text:p>11.4</text:p>
          </table:table-cell>
          <table:table-cell table:style-name="ce23" office:value-type="string" calcext:value-type="string">
            <text:p>Caching with Rails</text:p>
          </table:table-cell>
          <table:covered-table-cell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http://guides.rubyonrails.org/caching_with_rails.html</text:p>
          </table:table-cell>
          <table:table-cell table:style-name="ce43"/>
          <table:table-cell table:style-name="ce45" table:number-columns-repeated="1012"/>
          <table:table-cell table:style-name="ce46"/>
        </table:table-row>
        <table:table-row table:style-name="ro14">
          <table:table-cell table:style-name="ce33" office:value-type="string" calcext:value-type="string">
            <text:p>11.5</text:p>
          </table:table-cell>
          <table:table-cell table:style-name="ce23" office:value-type="string" calcext:value-type="string">
            <text:p>Performances</text:p>
          </table:table-cell>
          <table:covered-table-cell table:style-name="ce23"/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43"/>
          <table:table-cell table:style-name="ce45" table:number-columns-repeated="1012"/>
          <table:table-cell table:style-name="ce46"/>
        </table:table-row>
        <table:table-row table:style-name="ro14">
          <table:table-cell table:style-name="ce32" office:value-type="float" office:value="11.6" calcext:value-type="float">
            <text:p>11.6</text:p>
          </table:table-cell>
          <table:table-cell table:style-name="ce23" office:value-type="string" calcext:value-type="string">
            <text:p>Best Practices</text:p>
          </table:table-cell>
          <table:table-cell table:style-name="ce23" office:value-type="string" calcext:value-type="string">
            <text:p>Learn and apply best practices in rails developing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14">
          <table:table-cell table:style-name="ce32" office:value-type="float" office:value="11.7" calcext:value-type="float">
            <text:p>11.7</text:p>
          </table:table-cell>
          <table:table-cell table:style-name="ce23" office:value-type="string" calcext:value-type="string">
            <text:p>Ruby on Rails Exercise</text:p>
          </table:table-cell>
          <table:table-cell table:style-name="ce23" office:value-type="string" calcext:value-type="string">
            <text:p>Apply trained knowledge</text:p>
          </table:table-cell>
          <table:table-cell table:style-name="ce23" office:value-type="string" calcext:value-type="string">
            <text:p>Self-training and Mentoring</text:p>
          </table:table-cell>
          <table:table-cell table:style-name="ce23" office:value-type="string" calcext:value-type="string">
            <text:p>Technical Advisor</text:p>
          </table:table-cell>
          <table:table-cell table:style-name="ce23" office:value-type="string" calcext:value-type="string">
            <text:p>New member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N/A</text:p>
          </table:table-cell>
          <table:table-cell table:style-name="ce23"/>
          <table:table-cell table:style-name="ce44" table:number-columns-repeated="1012"/>
          <table:table-cell/>
        </table:table-row>
        <table:table-row table:style-name="ro14">
          <table:table-cell table:style-name="ce34"/>
          <table:table-cell table:style-name="ce28" table:number-columns-repeated="1019"/>
          <table:table-cell table:number-columns-repeated="4"/>
        </table:table-row>
        <table:table-row table:style-name="ro14" table:number-rows-repeated="65480">
          <table:table-cell table:style-name="ce28" table:number-columns-repeated="1020"/>
          <table:table-cell table:number-columns-repeated="3"/>
          <table:table-cell table:style-name="ce28"/>
        </table:table-row>
        <table:table-row table:style-name="ro14" table:number-rows-repeated="98303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8:38:05.087282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WINDBELL</meta:initial-creator>
    <meta:creation-date>2013-07-21T22:33:18Z</meta:creation-date>
    <dc:date>2016-08-09T15:00:21.682657275</dc:date>
    <meta:editing-cycles>144</meta:editing-cycles>
    <meta:editing-duration>PT7H39M6S</meta:editing-duration>
    <meta:document-statistic meta:table-count="3" meta:cell-count="506" meta:object-count="0"/>
    <meta:user-defined meta:name="Info 1"/>
    <meta:user-defined meta:name="Info 2"/>
    <meta:user-defined meta:name="Info 3"/>
    <meta:user-defined meta:name="Info 4"/>
  </office:meta>
</office:document-meta>
</file>